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464749" draw:fill="solid" draw:fill-color="#d1d3d4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fo:min-height="0.696cm"/>
    </style:style>
    <style:style style:name="P1" style:family="paragraph">
      <style:paragraph-properties fo:text-align="center"/>
      <style:text-properties style:font-name="Tw Cen M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Tw Cen MT" fo:font-size="12pt" style:font-size-asian="12pt" style:font-size-complex="12pt"/>
    </style:style>
    <style:style style:name="P4" style:family="paragraph">
      <style:text-properties style:font-name="Tw Cen MT"/>
    </style:style>
    <style:style style:name="T1" style:family="text">
      <style:text-properties style:font-name="Tw Cen MT" fo:font-size="12pt" style:font-size-asian="12pt" style:font-size-complex="12pt"/>
    </style:style>
    <style:style style:name="T2" style:family="text">
      <style:text-properties style:font-name="Tw Cen M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cm" svg:height="2.7cm" svg:x="2.7cm" svg:y="7.7cm"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9cm" svg:y1="9.6cm" svg:x2="11.3cm" svg:y2="9.6cm">
          <text:p/>
        </draw:line>
        <draw:line draw:style-name="gr2" draw:text-style-name="P2" draw:layer="layout" svg:x1="8cm" svg:y1="8.4cm" svg:x2="11.4cm" svg:y2="8.4cm">
          <text:p/>
        </draw:line>
        <draw:custom-shape draw:style-name="gr3" draw:text-style-name="P3" draw:layer="layout" svg:width="1.1cm" svg:height="1.1cm" svg:x="7.2cm" svg:y="9.2cm">
          <text:p text:style-name="P2"><text:span text:style-name="T1">1 bit</text:span></text:p>
          <text:p text:style-name="P2"><text:span text:style-name="T1">port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573cm" svg:height="0.945cm" svg:x="10.627cm" svg:y="7.6cm">
          <draw:text-box>
            <text:p><text:span text:style-name="T2">SDA</text:span></text:p>
          </draw:text-box>
        </draw:frame>
        <draw:frame draw:style-name="gr4" draw:text-style-name="P4" draw:layer="layout" svg:width="1.45cm" svg:height="0.945cm" svg:x="10.65cm" svg:y="8.755cm">
          <draw:text-box>
            <text:p><text:span text:style-name="T2">SCL</text:span></text:p>
          </draw:text-box>
        </draw:frame>
        <draw:frame draw:style-name="gr5" draw:text-style-name="P2" draw:layer="layout" svg:width="4.117cm" svg:height="0.946cm" svg:x="2.783cm" svg:y="8.654cm">
          <draw:text-box>
            <text:p text:style-name="P2"><text:span text:style-name="T2">xCORE device</text:span></text:p>
          </draw:text-box>
        </draw:frame>
        <draw:custom-shape draw:style-name="gr3" draw:text-style-name="P3" draw:layer="layout" svg:width="1.1cm" svg:height="1.1cm" svg:x="7.2cm" svg:y="7.9cm">
          <text:p text:style-name="P2"><text:span text:style-name="T1">1 bit</text:span></text:p>
          <text:p text:style-name="P2"><text:span text:style-name="T1">por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3-03T09:31:38.247355256</dc:date>
    <dc:creator>David Lacey</dc:creator>
    <meta:generator>LibreOffice/4.2.7.2$Linux_X86_64 LibreOffice_project/420m0$Build-2</meta:generator>
    <meta:editing-duration>P0D</meta:editing-duration>
    <meta:editing-cycles>1</meta:editing-cycles>
    <meta:document-statistic meta:object-count="8"/>
  </office:meta>
</office:document-meta>
</file>